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FreeSerif" svg:font-family="FreeSerif"/>
  </office:font-face-decls>
  <office:automatic-styles>
    <style:style style:family="text" style:name="T1" style:display-name="T1">
      <style:text-properties fo:font-weight="bold"/>
    </style:style>
    <style:style style:family="text" style:name="T2" style:display-name="T2">
      <style:text-properties style:text-underline-type="single" fo:font-weight="bold"/>
    </style:style>
    <style:style style:family="text" style:name="T3" style:display-name="T3">
      <style:text-properties fo:color="#000000" style:font-name="Arial" fo:font-size="11.0pt" fo:language="en" fo:country="US" fo:font-weight="normal" text:display="true" fo:text-transform="none"/>
    </style:style>
    <style:style style:family="text" style:name="T4" style:display-name="T4">
      <style:text-properties fo:color="#000000" style:font-name="Arial" fo:font-size="11.0pt" fo:language="en" fo:country="US" fo:font-weight="bold" text:display="true" fo:text-transform="none"/>
    </style:style>
    <style:style style:family="text" style:name="T5" style:display-name="T5">
      <style:text-properties style:text-position="-33%"/>
    </style:style>
    <style:style style:family="paragraph" style:name="P5" style:display-name="P5" style:list-style-name="L2">
      <style:paragraph-properties fo:text-indent="0.000000cm" fo:line-height="115%" fo:margin-left="0.635000cm">
        <style:tab-stops>
          <style:tab-stop style:type="left" style:position="0.152778in"/>
          <style:tab-stop style:type="left" style:position="0.500000in"/>
        </style:tab-stops>
      </style:paragraph-properties>
      <style:text-properties fo:color="#000000" style:font-name="Arial" fo:font-size="11.0pt"/>
    </style:style>
    <style:style style:family="paragraph" style:name="P6" style:display-name="P6" style:parent-style-name="Normal" style:list-style-name="L3">
      <style:paragraph-properties fo:text-indent="0.000000cm" fo:line-height="115%" fo:margin-left="0.508000cm"/>
      <style:text-properties fo:color="#000000" style:font-name="Arial" fo:font-size="11.0pt"/>
    </style:style>
    <style:style style:family="paragraph" style:name="P7" style:display-name="P7" style:list-style-name="L4">
      <style:paragraph-properties fo:text-indent="0.000000cm" fo:line-height="115%" fo:background-color="#ffffff" fo:margin-left="0.635000cm">
        <style:tab-stops>
          <style:tab-stop style:type="left" style:position="0.152778in"/>
          <style:tab-stop style:type="left" style:position="0.500000in"/>
        </style:tab-stops>
      </style:paragraph-properties>
      <style:text-properties fo:color="#000000" style:font-name="Arial" fo:font-size="12.0pt"/>
    </style:style>
    <style:style style:family="paragraph" style:name="P8" style:display-name="P8" style:parent-style-name="Normal">
      <style:paragraph-properties fo:line-height="115%" fo:background-color="#ffffff"/>
      <style:text-properties fo:color="#000000" style:font-name="Arial" fo:font-size="12.0pt"/>
    </style:style>
    <style:style style:family="paragraph" style:name="P1" style:display-name="P1" style:parent-style-name="Normal">
      <style:paragraph-properties fo:line-height="115%" fo:margin-bottom="0.0417in" fo:break-before="page"/>
      <style:text-properties fo:color="#000000" style:font-name="Arial" fo:font-size="26.0pt"/>
    </style:style>
    <style:style style:family="paragraph" style:name="P2" style:display-name="P2" style:parent-style-name="Normal">
      <style:paragraph-properties fo:line-height="115%"/>
      <style:text-properties fo:color="#000000" style:font-name="Arial" fo:font-size="11.0pt"/>
    </style:style>
    <style:style style:family="paragraph" style:name="P3" style:display-name="P3" style:parent-style-name="Normal">
      <style:paragraph-properties fo:line-height="115%" fo:margin-top="0.2780in" fo:margin-bottom="0.0835in"/>
      <style:text-properties fo:color="#000000" style:font-name="Arial" fo:font-size="20.0pt"/>
    </style:style>
    <style:style style:family="paragraph" style:name="P4" style:display-name="P4" style:list-style-name="L1">
      <style:paragraph-properties fo:text-indent="0.000000cm" fo:line-height="115%" fo:margin-left="0.635000cm">
        <style:tab-stops>
          <style:tab-stop style:type="left" style:position="0.152778in"/>
          <style:tab-stop style:type="left" style:position="0.500000in"/>
        </style:tab-stops>
      </style:paragraph-properties>
      <style:text-properties fo:color="#000000" style:font-name="Arial" fo:font-size="11.0pt"/>
    </style:style>
    <style:style style:family="section" style:name="Sect1" style:display-name="Sect1"/>
    <style:page-layout style:name="PLayout2">
      <style:page-layout-properties fo:margin-top="0.5in" fo:margin-bottom="0.5in" fo:margin-left="1.0in" fo:margin-right="1.0in"/>
    </style:page-layout>
    <style:page-layout style:name="Standard">
      <style:page-layout-properties fo:margin-top="0.5in" fo:margin-bottom="0.5in" fo:margin-left="1.0in" fo:margin-right="1.0in"/>
    </style:page-layout>
    <text:list-style style:name="L1">
      <text:list-level-style-number text:level="1" style:num-format="1">
        <style:list-level-properties fo:text-indent="0.000000cm" text:space-before="0cm" text:min-label-width="1.905000cm" fo:margin-left="0.635000cm"/>
      </text:list-level-style-number>
    </text:list-style>
    <text:list-style style:name="L2">
      <text:list-level-style-bullet text:level="1" text:bullet-char="•">
        <style:list-level-properties fo:text-indent="0.000000cm" text:space-before="0cm" text:min-label-width="1.905000cm" fo:margin-left="0.635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text:list-style style:name="L4">
      <text:list-level-style-bullet text:level="1" text:bullet-char="•">
        <style:list-level-properties fo:text-indent="0.000000cm" text:space-before="0cm" text:min-label-width="1.905000cm" fo:margin-left="0.635000cm"/>
        <style:text-properties style:font-name="FreeSerif"/>
      </text:list-level-style-bullet>
    </text:list-style>
  </office:automatic-styles>
  <office:body>
    <office:text>
      <text:section text:style-name="Sect1" text:name="Section1">
        <text:p text:style-name="P1"><text:span text:style-name="T1">Assignment 1</text:span></text:p>
        <text:p text:style-name="P2"><text:span text:style-name="T1">Name: </text:span>Abdullah Al-Hamrani</text:p>
        <text:p text:style-name="P2"><text:span text:style-name="T1">Student ID: </text:span></text:p>
        <text:p text:style-name="P2"/>
        <text:p text:style-name="P2"><text:span text:style-name="T1">Name: </text:span>Sonola Sowemimo</text:p>
        <text:p text:style-name="P2"><text:span text:style-name="T1">Student ID: </text:span>129343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text:span text:style-name="T2">Simulator Description</text:span></text:p>
        <text:list text:style-name="L1">
          <text:list-item>
            <text:p text:style-name="P4">Write simple simulator to investigate impact of error-correction encoding on the throughput of a communication channel</text:p>
          </text:list-item>
          <text:list-item>
            <text:p text:style-name="P4">Simulate passing bits over an error-prone channel</text:p>
          </text:list-item>
          <text:list-item>
            <text:p text:style-name="P4">Deal with the confidence intervals</text:p>
          </text:list-item>
          <text:list-item>
            <text:p text:style-name="P4">Generate bits in error</text:p>
          </text:list-item>
        </text:list>
        <text:p text:style-name="P2">Our simulator was developed in Python. We used a variety of libraries that includes: </text:p>
        <text:list text:style-name="L2">
          <text:list-item>
            <text:p text:style-name="P5"><text:span text:style-name="T1">random: </text:span>This was used to generate our random seed throughput, and also the random numbers to compare to e</text:p>
          </text:list-item>
          <text:list-item>
            <text:p text:style-name="P5"><text:span text:style-name="T1">math: </text:span>This was used to compute simple calculations throughout our simulator program</text:p>
          </text:list-item>
          <text:list-item>
            <text:p text:style-name="P5"><text:span text:style-name="T1">sys: </text:span>This was used in being able to work with other system interactions such as output.</text:p>
          </text:list-item>
        </text:list>
        <text:p text:style-name="P2"/>
        <text:p text:style-name="P2"/>
        <text:p text:style-name="P2">Our simulator also used functions in being able to provide the user with the appropriate outcomes:</text:p>
        <text:p text:style-name="P2"/>
        <text:list text:style-name="L3">
          <text:list-item>
            <text:p text:style-name="P6"><text:span text:style-name="T3"/><text:span text:style-name="T4">procedure() - </text:span><text:span text:style-name="T3">this is in charge of handling the block, throughput average, frame average and also total frames.</text:span></text:p>
          </text:list-item>
          <text:list-item>
            <text:p text:style-name="P6"><text:span text:style-name="T3"/><text:span text:style-name="T4">arguments()</text:span><text:span text:style-name="T3"> - this is in charge of grabbing all the user inputs, this is also in charge of making sure the appropriate inputs are given, odds are you are face with a program error if you enter a combinations of variables that do not go together. For example: giving and Independent argument along with a burst length not assigned to zero.</text:span></text:p>
          </text:list-item>
          <text:list-item>
            <text:p text:style-name="P6"><text:span text:style-name="T3"/><text:span text:style-name="T4">main() - </text:span><text:span text:style-name="T3">simply the main method in any program, no need to be further explained.</text:span></text:p>
          </text:list-item>
        </text:list>
        <text:p text:style-name="P2"/>
        <text:p text:style-name="P2"/>
        <text:p text:style-name="P2">The program requires the the user to first enter the appropriate arguments to be used to successfully run the simulation:</text:p>
        <text:list text:style-name="L4">
          <text:list-item>
            <text:p text:style-name="P7"><text:span text:style-name="T1">M</text:span> (character): Indicates the error model used: <text:s/>I for independent, B for Burst</text:p>
          </text:list-item>
          <text:list-item>
            <text:p text:style-name="P7"><text:span text:style-name="T1">A</text:span> (integer): You can assume the feedback time is 50 bit time units.</text:p>
          </text:list-item>
          <text:list-item>
            <text:p text:style-name="P7"><text:span text:style-name="T1">K</text:span> (integer): <text:s/>The number of blocks. You should at least explore the range of values of <text:span text:style-name="T1">K</text:span> <text:span text:style-name="T1">=</text:span>0, 1, 2,10,40,100,400,1000. <text:s/>Note that your <text:span text:style-name="T1">K</text:span> should be chosen such that <text:span text:style-name="T1">F</text:span> is a multiple of <text:span text:style-name="T1">K</text:span>.</text:p>
          </text:list-item>
          <text:list-item>
            <text:p text:style-name="P7"><text:span text:style-name="T1">F</text:span> (integer) <text:s text:c="2"/>Size of the frame in number of bits. <text:s text:c="2"/>You can assume this is 4000 bits. </text:p>
          </text:list-item>
          <text:list-item>
            <text:p text:style-name="P7"><text:span text:style-name="T1">e</text:span> (floating) <text:s/>The probability that a bit is in error. <text:s/>You will vary this for e = 0.0001, 0.0003, 0.0005, 0.0007, <text:s/>0.001.</text:p>
          </text:list-item>
          <text:list-item>
            <text:p text:style-name="P7"><text:span text:style-name="T1">B</text:span> burst length. <text:s/>0 for the independent model. <text:s/>For the burst model, set this to 50 and 500 bit times.</text:p>
          </text:list-item>
          <text:list-item>
            <text:p text:style-name="P7"><text:span text:style-name="T1">N</text:span> non-burst length. <text:s/>0 for the independent model. <text:s/>For the burst model, set this to 5000 and 1000 bit times.</text:p>
          </text:list-item>
          <text:list-item>
            <text:p text:style-name="P7"><text:span text:style-name="T1">R</text:span> (integer) <text:s text:c="2"/>The length of the simulation in bit time units. <text:s text:c="2"/>You must run this long enough to obtain stable results (for reasonable error rates). <text:s/>This should be run on the order of 5,000,000 bit time units.</text:p>
          </text:list-item>
          <text:list-item>
            <text:p text:style-name="P7">T <text:s/>t<text:span text:style-name="T5">1</text:span> t<text:span text:style-name="T5">2</text:span> t<text:span text:style-name="T5">3</text:span> ... t<text:span text:style-name="T5">T</text:span> (integer) <text:s text:c="2"/>The number of trials, followed by seeds for the trials. <text:s/>For this simulation, you can set T to 5.</text:p>
          </text:list-item>
        </text:list>
        <text:p text:style-name="P8"> Variables will be tested to make sure appropriate outputs are given and tables along with graphs will be created using these variables. Examples such as (N= 1000, B = 50), (N= 5000, B = 500) etc.</text:p>
        <text:p text:style-name="P8"/>
        <text:p text:style-name="P8"/>
        <text:p text:style-name="P8"/>
        <text:p text:style-name="P8"/>
        <text:p text:style-name="P8"/>
        <text:p text:style-name="P8"/>
        <text:p text:style-name="P8"/>
        <text:p text:style-name="P3"><text:span text:style-name="T2">Project Scope:</text:span></text:p>
        <text:p text:style-name="P2">Since this is a simulator made by students there is no doubt going to be some potential errors floating around and project scope on a much smaller scale. This simulator by no means fully represent a real life one in which case algorithms will be more complex and process of approaching HSBC also more complex. But this simulator does show us the basic flow of a HSBC program, something that might prove useful to students who decide to follow a career path dealing with networking.  This being accompanied with note provided in project description ... “Noting the actual message bits are not generated and details of the HSBC and error decoding schemes are not implemented. We are only required to know how many bit errors occurred within a block/frame, in order to figure out how well the correction scheme will work. This simulation, ignores the time needed to do the error checking and to split message into blocks, etc. and only look at time to transmit the encoded blocks and receive back acknowledgemen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svg:font-family="Times"/>
  </office:font-face-decls>
  <office:styles>
    <style:default-style style:family="paragraph">
      <style:paragraph-properties style:tab-stop-distance="0.5in"/>
    </style:default-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text-properties style:font-name="Times" fo:font-size="12.0pt"/>
    </style:style>
  </office:styles>
  <office:automatic-styles>
    <style:page-layout style:name="Standard">
      <style:page-layout-properties fo:page-width="8.500000in" fo:page-height="11.000000in" style:print-orientation="portrait" fo:margin-top="0.5in" fo:margin-bottom="0.5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Mon Feb  1 15:59:08 2016
</meta:creation-date>
    <dc:date>Mon Feb  1 16:21:40 2016
</dc:date>
  </office:meta>
</office:document-meta>
</file>